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1979in" style:rel-column-width="11333*"/>
    </style:style>
    <style:style style:name="Table2.B" style:family="table-column">
      <style:table-column-properties style:column-width="2.8646in" style:rel-column-width="27100*"/>
    </style:style>
    <style:style style:name="Table2.C" style:family="table-column">
      <style:table-column-properties style:column-width="2.8646in" style:rel-column-width="2710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139in" style:rel-column-width="10538*"/>
    </style:style>
    <style:style style:name="Table1.B" style:family="table-column">
      <style:table-column-properties style:column-width="0.8333in" style:rel-column-width="7883*"/>
    </style:style>
    <style:style style:name="Table1.C" style:family="table-column">
      <style:table-column-properties style:column-width="2.6042in" style:rel-column-width="24637*"/>
    </style:style>
    <style:style style:name="Table1.D" style:family="table-column">
      <style:table-column-properties style:column-width="2.3757in" style:rel-column-width="224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text-position="super 58%"/>
    </style:style>
    <style:style style:name="P7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Mar 16<text:span text:style-name="T1">th</text:span> To Mar 23<text:span text:style-name="T1">rd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/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B2" office:value-type="float" office:value="9">
            <text:p text:style-name="P5">9</text:p>
          </table:table-cell>
          <table:table-cell table:style-name="Table1.A2" office:value-type="string">
            <text:p text:style-name="P4"><text:s text:c="2"/>- Made characters able to choose a starting location if their class allows it</text:p>
            <text:p text:style-name="P4"/>
            <text:p text:style-name="P4"><text:s text:c="2"/>- Gave the board a collection of tiles that now holds all of the clearings and is able to relate chits to all clearings in the same tile</text:p>
            <text:p text:style-name="P4"/>
            <text:p text:style-name="P4"><text:s text:c="2"/>- Progress made on the placement of sound/warning chits on tiles while in cheat mode</text:p>
            <text:p text:style-name="P4"/>
            <text:p text:style-name="P4"><text:s text:c="2"/>- Added some models for natives; a knight is now shown on the board, his starting location is wherever the chapel is </text:p>
          </table:table-cell>
          <table:table-cell table:style-name="Table1.D2" office:value-type="string">
            <text:p text:style-name="P4"><text:s text:c="2"/>- Allocate environment chits to the proper tiles, allowing for randomization</text:p>
            <text:p text:style-name="P4"/>
            <text:p text:style-name="P4"><text:s text:c="2"/>- Finish cheat mode (Allow for placement of sound and warning chits on tiles. Also allow for randomization while in cheat mode)</text:p>
            <text:p text:style-name="P4"/>
            <text:p text:style-name="P4"><text:s text:c="2"/>- Work on trading with natives</text:p>
            <text:p text:style-name="P4"/>
            <text:p text:style-name="P4"><text:s text:c="2"/>- Work on character's inventory and chit system</text:p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00:30:59.23</meta:creation-date>
    <dc:date>2015-03-23T15:27:35.19</dc:date>
    <meta:editing-duration>PT1H5M55S</meta:editing-duration>
    <meta:editing-cycles>28</meta:editing-cycles>
    <meta:generator>OpenOffice/4.0.1$Win32 OpenOffice.org_project/401m5$Build-9714</meta:generator>
    <meta:document-statistic meta:table-count="2" meta:image-count="0" meta:object-count="0" meta:page-count="1" meta:paragraph-count="22" meta:word-count="169" meta:character-count="949"/>
  </office:meta>
</office:document-meta>
</file>